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-color="#99ccff" draw:opacity="100%" draw:textarea-horizontal-align="justify" draw:textarea-vertical-align="middle" draw:auto-grow-height="false" fo:min-height="1.99cm" fo:min-width="4.281cm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99ccff" draw:opacity="100%" draw:textarea-horizontal-align="justify" draw:textarea-vertical-align="middle" draw:auto-grow-height="false" fo:min-height="1.99cm" fo:min-width="4.28cm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-color="#99ccff" draw:opacity="100%" draw:textarea-horizontal-align="justify" draw:textarea-vertical-align="middle" draw:auto-grow-height="false" fo:min-height="1.962cm" fo:min-width="4.285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99ccff" draw:opacity="100%" draw:textarea-horizontal-align="justify" draw:textarea-vertical-align="middle" draw:auto-grow-height="false" fo:min-height="1.991cm" fo:min-width="4.28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546cm" fo:min-width="1.296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53cm" draw:marker-start-width="0.279cm" draw:marker-end="Rounded_20_large_20_Arrow" draw:marker-end-width="0.379cm" draw:fill="none" draw:textarea-vertical-align="middle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2cm" fo:min-width="0.77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svg:stroke-width="0.053cm" draw:marker-start="Rounded_20_large_20_Arrow" draw:marker-start-width="0.379cm" draw:marker-end="Rounded_20_large_20_Arrow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draw:marker-start-width="0.279cm" draw:marker-end="Rounded_20_large_20_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2" style:family="paragraph">
      <loext:graphic-properties draw:fill-color="#99ccff" draw:opacity="100%"/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>
      <loext:graphic-properties draw:fill-color="#99ccff" draw:opacity="100%"/>
      <style:paragraph-properties fo:text-align="center"/>
      <style:text-properties fo:font-size="16pt" fo:text-shadow="none" fo:font-weight="normal" style:font-size-asian="16pt" style:font-weight-asian="normal" style:font-size-complex="16pt" style:font-weight-complex="normal"/>
    </style:style>
    <style:style style:name="P4" style:family="paragraph">
      <style:paragraph-properties fo:text-align="center"/>
      <style:text-properties fo:font-size="16pt" style:font-size-asian="16pt" style:font-size-complex="16pt"/>
    </style:style>
    <style:style style:name="P5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6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ize="16pt" fo:text-shadow="none" fo:font-weight="normal" style:font-size-asian="16pt" style:font-weight-asian="normal" style:font-size-complex="16pt" style:font-weight-complex="normal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5.081cm" svg:height="2.54cm" svg:x="7.985cm" svg:y="14.334cm">
          <text:p text:style-name="P1"><text:span text:style-name="T1">UnlockActivit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" draw:id="id2" draw:layer="layout" svg:width="5.08cm" svg:height="2.54cm" svg:x="1.381cm" svg:y="14.334cm">
          <text:p text:style-name="P1"><text:span text:style-name="T1">CreatePersistence</text:span></text:p>
          <text:p text:style-name="P1"><text:span text:style-name="T1">Activ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5" draw:id="id5" draw:layer="layout" svg:width="5.081cm" svg:height="2.508cm" svg:x="7.984cm" svg:y="19.446cm">
          <text:p text:style-name="P1"><text:span text:style-name="T1">AccountList</text:span></text:p>
          <text:p text:style-name="P1"><text:span text:style-name="T1">Activ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6" draw:id="id6" draw:layer="layout" svg:width="5.08cm" svg:height="2.541cm" svg:x="1.381cm" svg:y="24.494cm">
          <text:p text:style-name="P1"><text:span text:style-name="T1">PasswordGenerator</text:span></text:p>
          <text:p text:style-name="P1"><text:span text:style-name="T1">Activ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7" draw:id="id7" draw:layer="layout" svg:width="5.08cm" svg:height="2.541cm" svg:x="14.589cm" svg:y="24.494cm">
          <text:p text:style-name="P1"><text:span text:style-name="T1">SettingsActiv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xml:id="id10" draw:id="id10" draw:layer="layout" svg:width="2.54cm" svg:height="2.54cm" svg:x="5.699cm" svg:y="1.381cm">
          <text:p text:style-name="P4"><text:span text:style-name="T2">App</text:span></text:p>
          <text:p text:style-name="P4"><text:span text:style-name="T2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6" draw:layer="layout" svg:x1="5.699cm" svg:y1="11.794cm" svg:x2="3.921cm" svg:y2="14.334cm" draw:start-shape="id1" draw:start-glue-point="5" draw:end-shape="id2" draw:end-glue-point="0" svg:d="M5699 11794h-1778v2540" svg:viewBox="0 0 1779 2541">
          <text:p text:style-name="P4"><text:span text:style-name="T2">Nein</text:span></text:p>
        </draw:connector>
        <draw:connector draw:style-name="gr6" draw:text-style-name="P6" draw:layer="layout" svg:x1="8.239cm" svg:y1="11.794cm" svg:x2="10.525cm" svg:y2="14.334cm" draw:start-shape="id1" draw:start-glue-point="7" draw:end-shape="id3" svg:d="M8239 11794h2286v2540" svg:viewBox="0 0 2287 2541">
          <text:p text:style-name="P4"><text:span text:style-name="T2">Ja</text:span></text:p>
        </draw:connector>
        <draw:custom-shape draw:style-name="gr7" draw:text-style-name="P7" xml:id="id1" draw:id="id1" draw:layer="layout" svg:width="2.54cm" svg:height="2.54cm" svg:x="5.699cm" svg:y="10.52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4" draw:layer="layout" svg:x1="6.969cm" svg:y1="8.62cm" svg:x2="6.969cm" svg:y2="10.524cm" draw:start-shape="id4" draw:start-glue-point="2" draw:end-shape="id1" draw:end-glue-point="4" svg:d="M6969 8620v1904" svg:viewBox="0 0 1 1905">
          <text:p text:style-name="P4"><text:span text:style-name="T2">Daten-Persistierung existiert?</text:span></text:p>
        </draw:connector>
        <draw:connector draw:style-name="gr9" draw:text-style-name="P8" draw:layer="layout" svg:x1="10.525cm" svg:y1="16.874cm" svg:x2="10.524cm" svg:y2="19.446cm" draw:start-shape="id3" draw:start-glue-point="2" draw:end-shape="id5" draw:end-glue-point="0" svg:d="M10525 16874v1287h-1v1285" svg:viewBox="0 0 2 2573">
          <text:p/>
        </draw:connector>
        <draw:connector draw:style-name="gr9" draw:text-style-name="P8" draw:layer="layout" svg:x1="10.524cm" svg:y1="21.954cm" svg:x2="3.921cm" svg:y2="24.494cm" draw:start-shape="id5" draw:start-glue-point="2" draw:end-shape="id6" svg:d="M10524 21954v1270h-6603v1270" svg:viewBox="0 0 6604 2541">
          <text:p/>
        </draw:connector>
        <draw:connector draw:style-name="gr9" draw:text-style-name="P8" draw:layer="layout" svg:x1="10.524cm" svg:y1="21.954cm" svg:x2="17.129cm" svg:y2="24.494cm" draw:start-shape="id5" draw:start-glue-point="2" draw:end-shape="id7" svg:d="M10524 21954v1270h6605v1270" svg:viewBox="0 0 6606 2541">
          <text:p/>
        </draw:connector>
        <draw:connector draw:style-name="gr10" draw:text-style-name="P8" draw:layer="layout" svg:x1="3.921cm" svg:y1="16.874cm" svg:x2="7.984cm" svg:y2="20.7cm" draw:start-shape="id2" draw:start-glue-point="2" draw:end-shape="id5" draw:end-glue-point="3" svg:d="M3921 16874v3826h4063" svg:viewBox="0 0 4064 3827">
          <text:p/>
        </draw:connector>
        <draw:custom-shape draw:style-name="gr4" draw:text-style-name="P2" xml:id="id8" draw:id="id8" draw:layer="layout" svg:width="5.08cm" svg:height="2.541cm" svg:x="7.985cm" svg:y="24.494cm">
          <text:p text:style-name="P1"><text:span text:style-name="T1">SyncActiv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8" draw:layer="layout" svg:x1="10.524cm" svg:y1="21.954cm" svg:x2="10.525cm" svg:y2="24.494cm" draw:start-shape="id5" draw:start-glue-point="2" draw:end-shape="id8" draw:end-glue-point="0" svg:d="M10524 21954v1270h1v1270" svg:viewBox="0 0 2 2541">
          <text:p/>
        </draw:connector>
        <draw:custom-shape draw:style-name="gr4" draw:text-style-name="P2" xml:id="id9" draw:id="id9" draw:layer="layout" svg:width="5.08cm" svg:height="2.541cm" svg:x="16.24cm" svg:y="19.413cm">
          <text:p text:style-name="P1"><text:span text:style-name="T1">AccountDetail</text:span></text:p>
          <text:p text:style-name="P1"><text:span text:style-name="T1">Activ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8" draw:layer="layout" svg:x1="16.24cm" svg:y1="20.683cm" svg:x2="13.065cm" svg:y2="20.7cm" draw:start-shape="id9" draw:start-glue-point="3" draw:end-shape="id5" draw:end-glue-point="1" svg:d="M16240 20683h-1587v17h-1588" svg:viewBox="0 0 3176 18">
          <text:p/>
        </draw:connector>
        <draw:custom-shape draw:style-name="gr4" draw:text-style-name="P2" xml:id="id4" draw:id="id4" draw:layer="layout" svg:width="5.08cm" svg:height="2.541cm" svg:x="4.429cm" svg:y="6.079cm">
          <text:p text:style-name="P1"><text:span text:style-name="T1">LogoActivit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8" draw:layer="layout" svg:x1="6.969cm" svg:y1="3.921cm" svg:x2="6.969cm" svg:y2="6.079cm" draw:start-shape="id10" draw:start-glue-point="8" draw:end-shape="id4" draw:end-glue-point="0" svg:d="M6969 3921v2158" svg:viewBox="0 0 1 215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708cm" fo:page-height="28.44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10:48:25.560643586</meta:creation-date>
    <dc:date>2017-12-18T09:01:02.520117960</dc:date>
    <meta:editing-duration>PT52M50S</meta:editing-duration>
    <meta:editing-cycles>5</meta:editing-cycles>
    <meta:generator>LibreOffice/5.1.6.2$Linux_X86_64 LibreOffice_project/10m0$Build-2</meta:generator>
    <meta:document-statistic meta:object-count="20"/>
  </office:meta>
</office:document-meta>
</file>